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rdia New" svg:font-family="Cordia New" style:font-family-generic="roman" style:font-pitch="variable" svg:panose-1="2 11 3 4 2 2 2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Heading3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902in">
        <style:tab-stops/>
      </style:paragraph-properties>
      <style:text-properties style:font-name="Cordia New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" style:parent-style-name="Textbody" style:family="paragraph">
      <style:paragraph-properties fo:margin-left="0.4902in">
        <style:tab-stops/>
      </style:paragraph-properties>
    </style:style>
    <style:style style:name="P4" style:parent-style-name="Textbody" style:family="paragraph">
      <style:paragraph-properties fo:margin-left="0.4902in">
        <style:tab-stops/>
      </style:paragraph-properties>
    </style:style>
    <style:style style:name="P5" style:parent-style-name="Standard" style:family="paragraph">
      <style:paragraph-properties fo:margin-left="0.4902in">
        <style:tab-stops/>
      </style:paragraph-properties>
      <style:text-properties style:font-name="Cordia New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" style:parent-style-name="Textbody" style:family="paragraph">
      <style:paragraph-properties fo:margin-left="0.4902in">
        <style:tab-stops/>
      </style:paragraph-properties>
    </style:style>
    <style:style style:name="P7" style:parent-style-name="Textbody" style:family="paragraph">
      <style:paragraph-properties fo:margin-left="0.4902in">
        <style:tab-stops/>
      </style:paragraph-properties>
    </style:style>
    <style:style style:name="T8" style:parent-style-name="Fuentedepárrafopredeter.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" style:parent-style-name="Fuentedepárrafopredeter.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10" style:parent-style-name="Textbody" style:family="paragraph">
      <style:paragraph-properties fo:margin-left="0.4902in">
        <style:tab-stops/>
      </style:paragraph-properties>
    </style:style>
    <style:style style:name="T11" style:parent-style-name="Fuentedepárrafopredeter.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12" style:parent-style-name="Fuentedepárrafopredeter.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13" style:parent-style-name="Textbody" style:family="paragraph">
      <style:paragraph-properties fo:margin-left="0.4902in">
        <style:tab-stops/>
      </style:paragraph-properties>
    </style:style>
    <style:style style:name="T14" style:parent-style-name="Fuentedepárrafopredeter." style:family="text">
      <style:text-properties style:font-name="Cordia New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5" style:parent-style-name="Fuentedepárrafopredeter." style:family="text">
      <style:text-properties style:font-name="Cordia New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6" style:parent-style-name="Fuentedepárrafopredeter." style:family="text">
      <style:text-properties style:font-name="Cordia New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7" style:parent-style-name="Fuentedepárrafopredeter.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18" style:parent-style-name="Textbody" style:family="paragraph">
      <style:paragraph-properties fo:margin-left="0.4902in">
        <style:tab-stops/>
      </style:paragraph-properties>
    </style:style>
    <style:style style:name="T19" style:parent-style-name="Fuentedepárrafopredeter.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20" style:parent-style-name="Fuentedepárrafopredeter.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21" style:parent-style-name="Fuentedepárrafopredeter.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22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/>
    </style:style>
    <style:style style:name="T23" style:parent-style-name="Fuentedepárrafopredeter." style:family="text">
      <style:text-properties fo:font-style="italic" style:font-style-asian="italic" style:font-style-complex="italic"/>
    </style:style>
    <style:style style:name="T24" style:parent-style-name="Fuentedepárrafopredeter." style:family="text">
      <style:text-properties style:font-name="Consolas" style:font-name-asian="Consolas" style:font-name-complex="Consolas" fo:font-style="italic" style:font-style-asian="italic" style:font-style-complex="italic" fo:color="#000000" fo:font-size="10pt" style:font-size-asian="10pt" style:font-size-complex="10pt"/>
    </style:style>
    <style:style style:name="T25" style:parent-style-name="Fuentedepárrafopredeter." style:family="text">
      <style:text-properties style:font-name="Consolas" style:font-name-asian="Consolas" style:font-name-complex="Consolas" fo:font-style="italic" style:font-style-asian="italic" style:font-style-complex="italic" fo:color="#000000" fo:font-size="10pt" style:font-size-asian="10pt" style:font-size-complex="10pt"/>
    </style:style>
    <style:style style:name="T2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27" style:parent-style-name="Textbody" style:family="paragraph">
      <style:paragraph-properties fo:margin-left="0.4902in">
        <style:tab-stops/>
      </style:paragraph-properties>
    </style:style>
    <style:style style:name="T2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0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2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5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7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9" style:parent-style-name="Fuentedepárrafopredeter." style:family="text">
      <style:text-properties fo:font-style="italic" style:font-style-asian="italic" style:font-style-complex="italic"/>
    </style:style>
    <style:style style:name="T4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42" style:parent-style-name="Textbody" style:list-style-name="LFO1" style:family="paragraph"/>
    <style:style style:name="T43" style:parent-style-name="Fuentedepárrafopredeter.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4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8" style:parent-style-name="Fuentedepárrafopredeter.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49" style:parent-style-name="Textbody" style:list-style-name="LFO1" style:family="paragraph"/>
    <style:style style:name="T50" style:parent-style-name="Fuentedepárrafopredeter.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5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52" style:parent-style-name="Textbody" style:list-style-name="LFO1" style:family="paragraph"/>
    <style:style style:name="T53" style:parent-style-name="Fuentedepárrafopredeter.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5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57" style:parent-style-name="Textbody" style:list-style-name="LFO2" style:family="paragraph"/>
    <style:style style:name="T58" style:parent-style-name="Fuentedepárrafopredeter." style:family="text">
      <style:text-properties fo:font-weight="bold" style:font-weight-asian="bold" style:font-weight-complex="bold"/>
    </style:style>
    <style:style style:name="T59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/>
    </style:style>
    <style:style style:name="P60" style:parent-style-name="Textbody" style:list-style-name="LFO2" style:family="paragraph"/>
    <style:style style:name="T61" style:parent-style-name="Fuentedepárrafopredeter." style:family="text">
      <style:text-properties fo:font-weight="bold" style:font-weight-asian="bold" style:font-weight-complex="bold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T63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66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/>
    </style:style>
    <style:style style:name="T67" style:parent-style-name="Fuentedepárrafopredeter." style:family="text">
      <style:text-properties fo:font-style="italic" style:font-style-asian="italic" style:font-style-complex="italic"/>
    </style:style>
    <style:style style:name="T68" style:parent-style-name="Fuentedepárrafopredeter." style:family="text">
      <style:text-properties fo:font-style="italic" style:font-style-asian="italic" style:font-style-complex="italic"/>
    </style:style>
    <style:style style:name="T6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7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71" style:parent-style-name="Textbody" style:list-style-name="LFO3" style:family="paragraph"/>
    <style:style style:name="T7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73" style:parent-style-name="Textbody" style:list-style-name="LFO3" style:family="paragraph"/>
    <style:style style:name="T7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7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76" style:parent-style-name="Textbody" style:list-style-name="LFO3" style:family="paragraph"/>
    <style:style style:name="T7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78" style:parent-style-name="Fuentedepárrafopredeter." style:family="text">
      <style:text-properties fo:font-style="italic" style:font-style-asian="italic" style:font-style-complex="italic"/>
    </style:style>
    <style:style style:name="P7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8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8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8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8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8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85" style:parent-style-name="Textbody" style:family="paragraph">
      <style:paragraph-properties fo:margin-left="0.4902in">
        <style:tab-stops/>
      </style:paragraph-properties>
    </style:style>
    <style:style style:name="T8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8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8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8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90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9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9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93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9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95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9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97" style:parent-style-name="Textbody" style:family="paragraph">
      <style:paragraph-properties fo:margin-left="0.4902in">
        <style:tab-stops/>
      </style:paragraph-properties>
      <style:text-properties style:font-name="Consolas" style:font-name-asian="Consolas" style:font-name-complex="Consolas" fo:color="#000000" fo:font-size="10pt" style:font-size-asian="10pt" style:font-size-complex="10pt"/>
    </style:style>
    <style:style style:name="T9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9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100" style:parent-style-name="Normal" style:family="paragraph">
      <style:paragraph-properties fo:text-align="justify" style:line-height-at-least="0in"/>
    </style:style>
    <style:style style:name="T101" style:parent-style-name="Fuentedepárrafopredeter." style:family="text">
      <style:text-properties style:font-name-asian="Times New Roman"/>
    </style:style>
    <style:style style:name="T102" style:parent-style-name="Fuentedepárrafopredeter." style:family="text">
      <style:text-properties style:font-name-asian="Times New Roman"/>
    </style:style>
    <style:style style:name="T10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104" style:parent-style-name="Fuentedepárrafopredeter." style:family="text">
      <style:text-properties style:font-name-asian="Times New Roman"/>
    </style:style>
    <style:style style:name="T10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106" style:parent-style-name="Fuentedepárrafopredeter." style:family="text">
      <style:text-properties style:font-name-asian="Times New Roman"/>
    </style:style>
    <style:style style:name="T10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108" style:parent-style-name="Fuentedepárrafopredeter." style:family="text">
      <style:text-properties style:font-name-asian="Times New Roman"/>
    </style:style>
    <style:style style:name="T109" style:parent-style-name="Fuentedepárrafopredeter." style:family="text">
      <style:text-properties style:font-name-asian="Times New Roman"/>
    </style:style>
    <style:style style:name="P110" style:parent-style-name="Normal" style:family="paragraph">
      <style:paragraph-properties fo:text-align="justify" style:line-height-at-least="0in"/>
      <style:text-properties style:font-name-asian="Times New Roman"/>
    </style:style>
    <style:style style:name="P111" style:parent-style-name="Normal" style:family="paragraph">
      <style:paragraph-properties fo:text-align="justify" style:line-height-at-least="0in"/>
    </style:style>
    <style:style style:name="T112" style:parent-style-name="Fuentedepárrafopredeter." style:family="text">
      <style:text-properties style:font-name-asian="Times New Roman"/>
    </style:style>
    <style:style style:name="T113" style:parent-style-name="Fuentedepárrafopredeter." style:family="text">
      <style:text-properties style:font-name-asian="Times New Roman"/>
    </style:style>
    <style:style style:name="T114" style:parent-style-name="Fuentedepárrafopredeter." style:family="text">
      <style:text-properties style:font-name-asian="Times New Roman"/>
    </style:style>
    <style:style style:name="T115" style:parent-style-name="Fuentedepárrafopredeter." style:family="text">
      <style:text-properties style:font-name-asian="Times New Roman"/>
    </style:style>
    <style:style style:name="T116" style:parent-style-name="Fuentedepárrafopredeter." style:family="text">
      <style:text-properties style:font-name-asian="Times New Roman"/>
    </style:style>
    <style:style style:name="T11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118" style:parent-style-name="Normal" style:family="paragraph">
      <style:paragraph-properties fo:text-align="justify" style:line-height-at-least="0in"/>
      <style:text-properties style:font-name-asian="Times New Roman"/>
    </style:style>
    <style:style style:name="P119" style:parent-style-name="Textbody" style:family="paragraph">
      <style:paragraph-properties fo:margin-left="0.4902in">
        <style:tab-stops/>
      </style:paragraph-properties>
    </style:style>
    <style:style style:name="P120" style:parent-style-name="Textbody" style:family="paragraph">
      <style:paragraph-properties fo:margin-left="0.4902in">
        <style:tab-stops/>
      </style:paragraph-properties>
    </style:style>
    <style:style style:family="graphic" style:name="a0" style:parent-style-name="Graphics">
      <style:graphic-properties fo:wrap-option="no-wrap" fo:border="0.00079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true" draw:auto-grow-height="true"/>
      <style:paragraph-properties/>
    </style:style>
  </office:automatic-styles>
  <office:body>
    <office:text text:use-soft-page-breaks="true">
      <text:p text:style-name="P1">Estructura de Tablas</text:p>
      <text:p text:style-name="Textbody">Dada la tabla de recorridos:</text:p>
      <text:p text:style-name="P2">Recorridos ( idRecorrido(PK), estacionOrigen, estacionDestino, kms, horaSalida, horaLlegada, precio)</text:p>
      <text:p text:style-name="P3">Que representa un recorrido del tren<text:s/>que podría repetrise en varias fechas, caracterizado por una estación origen otra destino, una hora de salida y otra de llegada.</text:p>
      <text:p text:style-name="P4">Como en Oracle no hay campos TIME las horas de salida y llegada se han representado mediante campos TIMESTAMP en los que despreciaremos la fecha.</text:p>
      <text:p text:style-name="Textbody">la tabla de viajes:</text:p>
      <text:p text:style-name="P5">Viajes ( idViaje(PK), idTren, idRecorrido --&gt; FK a recorridos, fecha, nPlazasLibres, realizado, idConductor)</text:p>
      <text:p text:style-name="P6">que representa el viajes que hace un tren en un determinado recorrido y en una determinada fecha.</text:p>
      <text:p text:style-name="P7"><text:span text:style-name="T8">NplazasLib</text:span><text:span text:style-name="T9">res<text:s/></text:span>representa el número de plazas libres que quedan en el tren.</text:p>
      <text:p text:style-name="P10"><text:span text:style-name="T11">realizado</text:span><text:s/>es un booleano que indica si el viaje se ha realizado o no, y el<text:s/><text:span text:style-name="T12">idConductor</text:span><text:s/>identifica al conductor (no intervienen en este problema).</text:p>
      <text:p text:style-name="Textbody">la tabla de tickets</text:p>
      <text:p text:style-name="P13"><text:span text:style-name="T14">Tickets ( idTicket(PK), i</text:span><text:span text:style-name="T15">dViaje (FK ---&gt; Viajes, fechaCompra, cantida, precio)</text:span><text:span text:style-name="T16"><text:line-break/></text:span>Que representa un ticket o un conjunto de varios tickets (por eso hay un campo<text:s/><text:span text:style-name="T17">cantidad</text:span><text:s/>que indica cuantos) correspondientes a un viaje.</text:p>
      <text:p text:style-name="P18">El campo<text:s/><text:span text:style-name="T19">precio</text:span><text:s/>contiene la multiplicación del campo<text:s/><text:span text:style-name="T20">cantidad</text:span><text:s/>por<text:s/>el campo<text:s/><text:span text:style-name="T21">recorrido.precio</text:span>, correspondiente al recorrido de ese viaje.</text:p>
      <text:p text:style-name="Textbody">El script que crea las tablas está en<text:s/><text:span text:style-name="T22">sql/CompraBilleteTren.sql</text:span><text:s/>y el<text:s/><text:span text:style-name="T23">main<text:s/></text:span>ya lo corre automáticamente al llamar a<text:s/><text:span text:style-name="T24">pruebaCompraBilletes()</text:span>, que a su vez llama a<text:s/><text:span text:style-name="T25">creaTablas()</text:span>.</text:p>
      <text:p text:style-name="Textbody">El resto de<text:s/>tablas del script no intervienen en este problema.</text:p>
      <text:p text:style-name="Heading3">Descripción General</text:p>
      <text:p text:style-name="Textbody">En<text:s/><text:span text:style-name="T26">lsi.ubu.enunciado.EsqueletoCompraBilleteTren.java<text:s/></text:span><text:s/>está el fichero que se te pide completar. Del mismo, se pide implementar el método:</text:p>
      <text:p text:style-name="P27"><text:span text:style-name="T28">public</text:span><text:span text:style-name="T29"><text:s/></text:span><text:span text:style-name="T30">static</text:span><text:span text:style-name="T31"><text:s/></text:span><text:span text:style-name="T32">void</text:span><text:span text:style-name="T33"><text:s/>comprarBillete( Time p_hora,</text:span><text:span text:style-name="T34"><text:s/>java.util.Date p_fecha, String p_origen, String p_destino,<text:s/></text:span><text:span text:style-name="T35">int</text:span><text:span text:style-name="T36"><text:s/>p_nroPlazas)<text:s/></text:span><text:span text:style-name="T37">throws</text:span><text:span text:style-name="T38"><text:s/>SQLException</text:span></text:p>
      <text:p text:style-name="Textbody">que dada una hora, una fecha, una ciudad origen y una ciudad destino que sirven para caracterizar un viaje, inserta una fila en la tabla de<text:s/><text:span text:style-name="T39">tickets<text:s/></text:span>por la compra de<text:s/><text:span text:style-name="T40">p_nroPlazas</text:span>, decrementando el numero de plazas libres de ese viaje.</text:p>
      <text:p text:style-name="Textbody">Asimismo, habrá que completar<text:s/><text:span text:style-name="T41">lsi.ubu.enunciado.CompraBilleteTrenException</text:span></text:p>
      <text:p text:style-name="Heading3">Algoritmo</text:p>
      <text:p text:style-name="Textbody">Para ello, se sugiere seguir estos pasos (pero se puede hacer de otras formas):</text:p>
      <text:soft-page-break/>
      <text:list text:style-name="LFO1" text:continue-numbering="true">
        <text:list-item>
          <text:p text:style-name="P42">Consultar el<text:s/><text:span text:style-name="T43">id_viaje</text:span><text:s/>correspondiente a la fecha<text:s/><text:span text:style-name="T44">p_fecha</text:span>, origen<text:s/><text:span text:style-name="T45">p_origen</text:span>, destino<text:s/><text:span text:style-name="T46">p_destino<text:s/></text:span>y hora de salida<text:s/><text:span text:style-name="T47">p_hora<text:s/></text:span>pasados por parámetro. Es recomendable que en la misma consulta obtengasel<text:s/><text:span text:style-name="T48">precio</text:span><text:s/>que tiene el recorrido de ese viaje.</text:p>
        </text:list-item>
        <text:list-item>
          <text:p text:style-name="P49">Decrementar en la tabla de viajes<text:s/>el número de plazas libres<text:s/><text:span text:style-name="T50">NplazasLibres</text:span><text:s/>según el parámetro<text:s/><text:span text:style-name="T51">p_nroPlazas</text:span>.</text:p>
        </text:list-item>
        <text:list-item>
          <text:p text:style-name="P52">Insertar el ticket correspondiente, teniendo en cuenta que el<text:s/><text:span text:style-name="T53">idTicket</text:span><text:s/>sale de la secuencia<text:s/><text:span text:style-name="T54">seq_tickets</text:span><text:s/>y que la fecha de compra es la del sistema.</text:p>
        </text:list-item>
      </text:list>
      <text:p text:style-name="Standard">El método tomará una conexión del<text:s/>pool al principio, y cometerá la transacción. Al finalizar cerrará todos los recursos utilizados.</text:p>
      <text:p text:style-name="Heading3">Excepciones</text:p>
      <text:p text:style-name="Textbody">El método lanza sólo excepciones del tipo<text:s/><text:span text:style-name="T55">CompraBilleteTrenException</text:span><text:s/>que son dos posibles (Ver<text:s/><text:span text:style-name="T56">lsi.ubu.enunciado.CompraBilleteTrenException</text:span>.):</text:p>
      <text:list text:style-name="LFO2" text:continue-numbering="true">
        <text:list-item>
          <text:p text:style-name="P57">La<text:s/>primera <text:s/>registrará el problema de que<text:s/><text:span text:style-name="T58">no queden plazas suficientes para ese viaje</text:span>. <text:s/>Su código será el "1" y el mensaje de error<text:s/><text:span text:style-name="T59">"No hay plazas suficientes."</text:span>.</text:p>
        </text:list-item>
        <text:list-item>
          <text:p text:style-name="P60">La segunda registrará el problema de que<text:s/><text:span text:style-name="T61">no exista un viaje que corresponda con ese origen,<text:s/></text:span><text:span text:style-name="T62">destino, fecha y hora de salida</text:span>. Su código será el "2" y el mensaje de error<text:s/><text:span text:style-name="T63">"No existe ese viaje para esa fecha, hora, origen y destino."</text:span>.</text:p>
        </text:list-item>
      </text:list>
      <text:p text:style-name="Textbody">El resto de excepciones serán tratadas <text:s/>dentro del propio método.</text:p>
      <text:p text:style-name="Textbody">Toda excepción sea del tipo que sea retrocederá la<text:s/>transacción y se lanzarán o propagarán al main que hace la llamada al método.</text:p>
      <text:p text:style-name="Textbody">Las excepciones<text:s/><text:span text:style-name="T64">que no sean</text:span><text:s/>del tipo<text:s/><text:span text:style-name="T65">CompraBilleteTrenException</text:span><text:s/>dejará el mensaje del error con<text:s/><text:span text:style-name="T66">logger.error(...)</text:span><text:s/>en el<text:s/><text:span text:style-name="T67">logger.</text:span></text:p>
      <text:p text:style-name="Heading3">Pruebas automáticas</text:p>
      <text:p text:style-name="Textbody">Las pruebas automáticas se invocan desde el<text:s/><text:span text:style-name="T68">main</text:span><text:s/>y están en el método<text:s/><text:span text:style-name="T69">pruebaCompraBilletes</text:span><text:s/>. Aunque no hayas empezado a hacer nada el fichero<text:s/><text:span text:style-name="T70">EsqueletoCompraBilleteTren.java</text:span><text:s/>compila y ya te muestra los mensajes de las pruebas aún no superadas. Esas pruebas hacen 3 cosas</text:p>
      <text:list text:style-name="LFO3" text:continue-numbering="true">
        <text:list-item>
          <text:p text:style-name="P71">Comprar un billete para un viaje inexistente, (de momento, al ejecutarlo, te sale<text:s/><text:span text:style-name="T72">NO se da cuenta de que no existe el viaje MAL</text:span>).</text:p>
        </text:list-item>
        <text:list-item>
          <text:p text:style-name="P73">Comprar un billete de 50 plazas en un vieje que no tiene tantas plazas libres. (por eso, de momento, al ejecutarlo, te sale<text:s/><text:span text:style-name="T74">NO se da cuenta<text:s/></text:span><text:span text:style-name="T75">de que no hay plazas MAL</text:span>).</text:p>
        </text:list-item>
        <text:list-item>
          <text:p text:style-name="P76">Finalmente hacemos una compra de un billete de 5 plazas sin problemas. De momento te saldrá<text:s/><text:span text:style-name="T77">Compra ticket MAL</text:span><text:s/>a la espera que programes correctamente el método.</text:p>
        </text:list-item>
      </text:list>
      <text:p text:style-name="Textbody">El mesaje que sále cuando todo funciona (salvo por la fecha y hora de la excepción que se registra en el<text:s/><text:span text:style-name="T78">logger</text:span>) es:</text:p>
      <text:p text:style-name="Textbody"/>
      <text:p text:style-name="Textbody"><draw:frame draw:z-index="0" draw:id="id0" draw:style-name="a0" draw:name="Marco1" text:anchor-type="as-char" svg:x="0in" svg:y="0in" svg:width="6.48125in" svg:height="1.14375in" style:rel-width="scale" style:rel-height="scale-min"><draw:text-box><text:p text:style-name="P79">2018-03-21 19:16:08 ERROR CompraBilleteTrenException:41 - No existe ese viaje para esa fecha, hora, origen y destino.</text:p><text:p text:style-name="P80">Se da cuenta de que no existe el viaje OK</text:p><text:p text:style-name="P81">2018-03-21 19:16:08 ERROR CompraBilleteTrenException:41 - No hay plazas suficientes.</text:p><text:p text:style-name="P82">Se da cuenta de que no hay plazas OK</text:p><text:p text:style-name="P83">Compra ticket OK</text:p><text:p text:style-name="P84">FIN.............</text:p></draw:text-box><svg:desc/></draw:frame></text:p>
      <text:p text:style-name="Textbody"/>
      <text:soft-page-break/>
      <text:p text:style-name="Heading3">Valoracion de la practica</text:p>
      <text:p text:style-name="Textbody"/>
      <text:p text:style-name="Textbody">La realizacion completa de este enunciado supone 7.5 puntos sobre 10 de la nota total, para la optencion de los otros 2.5 puntos sobre 10 hay que realizar el metodo<text:s/></text:p>
      <text:p text:style-name="Textbody"/>
      <text:p text:style-name="P85"><text:span text:style-name="T86">public</text:span><text:span text:style-name="T87"><text:s/></text:span><text:span text:style-name="T88">static</text:span><text:span text:style-name="T89"><text:s/></text:span><text:span text:style-name="T90">void</text:span><text:span text:style-name="T91"><text:s/></text:span><text:span text:style-name="T92">anularBillete( Time p_hora, java.util.Date p_fecha, String p_origen, String p_destino,<text:s/></text:span><text:span text:style-name="T93">int</text:span><text:span text:style-name="T94"><text:s/>p_nroPlazas)<text:s/></text:span><text:span text:style-name="T95">throws</text:span><text:span text:style-name="T96"><text:s/>SQLException</text:span></text:p>
      <text:p text:style-name="P97"/>
      <text:p text:style-name="Textbody">El método lanza sólo excepciones del tipo<text:s/><text:span text:style-name="T98">CompraBilleteTrenException</text:span><text:s/>que hay que añadir a las que ya existen. Hay que implementar pruebas automaticas que demuestren su correcto funcionamiento similares a las existentes para<text:s/><text:span text:style-name="T99">comprarBillete.</text:span></text:p>
      <text:p text:style-name="Textbody"/>
      <text:p text:style-name="P100"><text:span text:style-name="T101">La practica se debe presentar en un solo ZIP y contener una sola carpeta que se pueda descomprimir y que usando la función de Eclipse “Open Projec</text:span><text:span text:style-name="T102">ts from File System” importe y se pueda ejecutar. La solucion debe estar en<text:s/></text:span><text:span text:style-name="T103">lsi.ubu.solucion<text:s/></text:span><text:span text:style-name="T104">tanto el fichero</text:span><text:span text:style-name="T105"><text:s/>CompraBilleteTren.java<text:s/></text:span><text:span text:style-name="T106">como el</text:span><text:span text:style-name="T107"><text:s/>CompraBilleteTrenException</text:span><text:span text:style-name="T108"><text:s/>Comprobar que esto es así ya que no se corregirá ni puntuara una práctica que no se impo</text:span><text:span text:style-name="T109">rte y ejecute correctamente.</text:span></text:p>
      <text:p text:style-name="P110"/>
      <text:p text:style-name="P111"><text:span text:style-name="T112">Tambien hay que añadir en la carpeta enunciado un PDF con los participantes en la practica</text:span><text:span text:style-name="T113">. S</text:span><text:span text:style-name="T114">i ya alguno quiere rematarlo</text:span><text:span text:style-name="T115"><text:s/>puede añadir un PDF con u</text:span><text:span text:style-name="T116">na breve explicacion del codigo añadido para la realizacion del metodo<text:s/></text:span><text:span text:style-name="T117">anularBillete.</text:span></text:p>
      <text:p text:style-name="P118"/>
      <text:p text:style-name="Textbody"/>
      <text:p text:style-name="P119"/>
      <text:p text:style-name="P120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rdia New" svg:font-family="Cordia New" style:font-family-generic="roman" style:font-pitch="variable" svg:panose-1="2 11 3 4 2 2 2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dministrador</meta:initial-creator>
    <dc:creator>hp</dc:creator>
    <meta:creation-date>2009-04-16T11:32:00Z</meta:creation-date>
    <dc:date>2022-04-21T18:39:00Z</dc:date>
    <meta:template xlink:href="Normal" xlink:type="simple"/>
    <meta:editing-cycles>5</meta:editing-cycles>
    <meta:editing-duration>PT16080S</meta:editing-duration>
    <meta:user-defined meta:name="Info 1"/>
    <meta:user-defined meta:name="Info 2"/>
    <meta:user-defined meta:name="Info 3"/>
    <meta:user-defined meta:name="Info 4"/>
    <meta:document-statistic meta:page-count="3" meta:paragraph-count="11" meta:word-count="901" meta:character-count="5849" meta:row-count="41" meta:non-whitespace-character-count="4959"/>
  </office:meta>
</office:document-meta>
</file>